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1" table:formula="of:=[.V118]-[.V117]" office:value-type="percentage" office:value="0.065688830489922">
            <text:p>6.57%</text:p>
          </table:table-cell>
          <table:table-cell table:style-name="ce11" table:formula="of:=([.T118]-[.$I$4])/[.$J$4]" office:value-type="percentage" office:value="0.159117410772624">
            <text:p>15.91%</text:p>
          </table:table-cell>
          <table:table-cell table:style-name="ce8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1" table:formula="of:=[.V119]-[.V118]" office:value-type="percentage" office:value="0.011417181272248">
            <text:p>1.14%</text:p>
          </table:table-cell>
          <table:table-cell table:style-name="ce11" table:formula="of:=([.T119]-[.$I$4])/[.$J$4]" office:value-type="percentage" office:value="0.170534592044872">
            <text:p>17.05%</text:p>
          </table:table-cell>
          <table:table-cell table:style-name="ce8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1" table:formula="of:=[.V120]-[.V119]" office:value-type="percentage" office:value="0.0118763361221535">
            <text:p>1.19%</text:p>
          </table:table-cell>
          <table:table-cell table:style-name="ce11" table:formula="of:=([.T120]-[.$I$4])/[.$J$4]" office:value-type="percentage" office:value="0.182410928167025">
            <text:p>18.24%</text:p>
          </table:table-cell>
          <table:table-cell table:style-name="ce8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1" table:formula="of:=[.V121]-[.V120]" office:value-type="percentage" office:value="0.0141017294065243">
            <text:p>1.41%</text:p>
          </table:table-cell>
          <table:table-cell table:style-name="ce11" table:formula="of:=([.T121]-[.$I$4])/[.$J$4]" office:value-type="percentage" office:value="0.196512657573549">
            <text:p>19.65%</text:p>
          </table:table-cell>
          <table:table-cell table:style-name="ce8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1" table:formula="of:=[.V122]-[.V121]" office:value-type="percentage" office:value="0.0226021869951616">
            <text:p>2.26%</text:p>
          </table:table-cell>
          <table:table-cell table:style-name="ce11" table:formula="of:=([.T122]-[.$I$4])/[.$J$4]" office:value-type="percentage" office:value="0.219114844568711">
            <text:p>21.91%</text:p>
          </table:table-cell>
          <table:table-cell table:style-name="ce8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1" table:formula="of:=[.V123]-[.V122]" office:value-type="percentage" office:value="0.0168948300668199">
            <text:p>1.69%</text:p>
          </table:table-cell>
          <table:table-cell table:style-name="ce11" table:formula="of:=([.T123]-[.$I$4])/[.$J$4]" office:value-type="percentage" office:value="0.236009674635531">
            <text:p>23.60%</text:p>
          </table:table-cell>
          <table:table-cell table:style-name="ce8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1" table:formula="of:=[.V124]-[.V123]" office:value-type="percentage" office:value="0.0100557365786043">
            <text:p>1.01%</text:p>
          </table:table-cell>
          <table:table-cell table:style-name="ce11" table:formula="of:=([.T124]-[.$I$4])/[.$J$4]" office:value-type="percentage" office:value="0.246065411214135">
            <text:p>24.61%</text:p>
          </table:table-cell>
          <table:table-cell table:style-name="ce8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1" table:formula="of:=[.V125]-[.V124]" office:value-type="percentage" office:value="0.0240251519720459">
            <text:p>2.40%</text:p>
          </table:table-cell>
          <table:table-cell table:style-name="ce11" table:formula="of:=([.T125]-[.$I$4])/[.$J$4]" office:value-type="percentage" office:value="0.270090563186181">
            <text:p>27.01%</text:p>
          </table:table-cell>
          <table:table-cell table:style-name="ce8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1" table:formula="of:=[.V126]-[.V125]" office:value-type="percentage" office:value="0.0185811159816988">
            <text:p>1.86%</text:p>
          </table:table-cell>
          <table:table-cell table:style-name="ce11" table:formula="of:=([.T126]-[.$I$4])/[.$J$4]" office:value-type="percentage" office:value="0.28867167916788">
            <text:p>28.87%</text:p>
          </table:table-cell>
          <table:table-cell table:style-name="ce8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1" table:formula="of:=[.V127]-[.V126]" office:value-type="percentage" office:value="0.0103121643463505">
            <text:p>1.03%</text:p>
          </table:table-cell>
          <table:table-cell table:style-name="ce11" table:formula="of:=([.T127]-[.$I$4])/[.$J$4]" office:value-type="percentage" office:value="0.29898384351423">
            <text:p>29.90%</text:p>
          </table:table-cell>
          <table:table-cell table:style-name="ce8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1" table:formula="of:=[.V128]-[.V127]" office:value-type="percentage" office:value="0.0111550206616473">
            <text:p>1.12%</text:p>
          </table:table-cell>
          <table:table-cell table:style-name="ce11" table:formula="of:=([.T128]-[.$I$4])/[.$J$4]" office:value-type="percentage" office:value="0.310138864175877">
            <text:p>31.01%</text:p>
          </table:table-cell>
          <table:table-cell table:style-name="ce8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1" table:formula="of:=[.V129]-[.V128]" office:value-type="percentage" office:value="0.00904132150117981">
            <text:p>0.90%</text:p>
          </table:table-cell>
          <table:table-cell table:style-name="ce11" table:formula="of:=([.T129]-[.$I$4])/[.$J$4]" office:value-type="percentage" office:value="0.319180185677057">
            <text:p>31.92%</text:p>
          </table:table-cell>
          <table:table-cell table:style-name="ce8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1" table:formula="of:=[.V130]-[.V129]" office:value-type="percentage" office:value="0.0094797097011291">
            <text:p>0.95%</text:p>
          </table:table-cell>
          <table:table-cell table:style-name="ce11" table:formula="of:=([.T130]-[.$I$4])/[.$J$4]" office:value-type="percentage" office:value="0.328659895378186">
            <text:p>32.87%</text:p>
          </table:table-cell>
          <table:table-cell table:style-name="ce8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1" table:formula="of:=[.V131]-[.V130]" office:value-type="percentage" office:value="0.00824640551096989">
            <text:p>0.82%</text:p>
          </table:table-cell>
          <table:table-cell table:style-name="ce11" table:formula="of:=([.T131]-[.$I$4])/[.$J$4]" office:value-type="percentage" office:value="0.336906300889156">
            <text:p>33.69%</text:p>
          </table:table-cell>
          <table:table-cell table:style-name="ce8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1" table:formula="of:=[.V132]-[.V131]" office:value-type="percentage" office:value="0.0109266012709511">
            <text:p>1.09%</text:p>
          </table:table-cell>
          <table:table-cell table:style-name="ce11" table:formula="of:=([.T132]-[.$I$4])/[.$J$4]" office:value-type="percentage" office:value="0.347832902160107">
            <text:p>34.78%</text:p>
          </table:table-cell>
          <table:table-cell table:style-name="ce8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1" table:formula="of:=[.V133]-[.V132]" office:value-type="percentage" office:value="0.010128965620091">
            <text:p>1.01%</text:p>
          </table:table-cell>
          <table:table-cell table:style-name="ce11" table:formula="of:=([.T133]-[.$I$4])/[.$J$4]" office:value-type="percentage" office:value="0.357961867780198">
            <text:p>35.80%</text:p>
          </table:table-cell>
          <table:table-cell table:style-name="ce8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1" table:formula="of:=[.V134]-[.V133]" office:value-type="percentage" office:value="0.00811735692517718">
            <text:p>0.81%</text:p>
          </table:table-cell>
          <table:table-cell table:style-name="ce11" table:formula="of:=([.T134]-[.$I$4])/[.$J$4]" office:value-type="percentage" office:value="0.366079224705375">
            <text:p>36.61%</text:p>
          </table:table-cell>
          <table:table-cell table:style-name="ce8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1" table:formula="of:=[.V135]-[.V134]" office:value-type="percentage" office:value="0.0161289130889053">
            <text:p>1.61%</text:p>
          </table:table-cell>
          <table:table-cell table:style-name="ce11" table:formula="of:=([.T135]-[.$I$4])/[.$J$4]" office:value-type="percentage" office:value="0.382208137794281">
            <text:p>38.22%</text:p>
          </table:table-cell>
          <table:table-cell table:style-name="ce8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1" table:formula="of:=[.V136]-[.V135]" office:value-type="percentage" office:value="-0.178336427058158">
            <text:p>-17.83%</text:p>
          </table:table-cell>
          <table:table-cell table:style-name="ce11" table:formula="of:=([.T136]-[.$I$4])/[.$J$4]" office:value-type="percentage" office:value="0.203871710736123">
            <text:p>20.39%</text:p>
          </table:table-cell>
          <table:table-cell table:style-name="ce8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1" table:formula="of:=[.V137]-[.V136]" office:value-type="percentage" office:value="0.00925213877117539">
            <text:p>0.93%</text:p>
          </table:table-cell>
          <table:table-cell table:style-name="ce11" table:formula="of:=([.T137]-[.$I$4])/[.$J$4]" office:value-type="percentage" office:value="0.213123849507298">
            <text:p>21.31%</text:p>
          </table:table-cell>
          <table:table-cell table:style-name="ce8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1" table:formula="of:=[.V138]-[.V137]" office:value-type="percentage" office:value="0.00985702707271749">
            <text:p>0.99%</text:p>
          </table:table-cell>
          <table:table-cell table:style-name="ce11" table:formula="of:=([.T138]-[.$I$4])/[.$J$4]" office:value-type="percentage" office:value="0.222980876580016">
            <text:p>22.30%</text:p>
          </table:table-cell>
          <table:table-cell table:style-name="ce8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1" table:formula="of:=[.V139]-[.V138]" office:value-type="percentage" office:value="0.00938733296450819">
            <text:p>0.94%</text:p>
          </table:table-cell>
          <table:table-cell table:style-name="ce11" table:formula="of:=([.T139]-[.$I$4])/[.$J$4]" office:value-type="percentage" office:value="0.232368209544524">
            <text:p>23.24%</text:p>
          </table:table-cell>
          <table:table-cell table:style-name="ce8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1" table:formula="of:=[.V140]-[.V139]" office:value-type="percentage" office:value="0.00868181721890907">
            <text:p>0.87%</text:p>
          </table:table-cell>
          <table:table-cell table:style-name="ce11" table:formula="of:=([.T140]-[.$I$4])/[.$J$4]" office:value-type="percentage" office:value="0.241050026763433">
            <text:p>24.11%</text:p>
          </table:table-cell>
          <table:table-cell table:style-name="ce8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1" table:formula="of:=[.V141]-[.V140]" office:value-type="percentage" office:value="0.0103526749070978">
            <text:p>1.04%</text:p>
          </table:table-cell>
          <table:table-cell table:style-name="ce11" table:formula="of:=([.T141]-[.$I$4])/[.$J$4]" office:value-type="percentage" office:value="0.251402701670531">
            <text:p>25.14%</text:p>
          </table:table-cell>
          <table:table-cell table:style-name="ce8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1" table:formula="of:=[.V142]-[.V141]" office:value-type="percentage" office:value="0.0224912541927891">
            <text:p>2.25%</text:p>
          </table:table-cell>
          <table:table-cell table:style-name="ce11" table:formula="of:=([.T142]-[.$I$4])/[.$J$4]" office:value-type="percentage" office:value="0.27389395586332">
            <text:p>27.39%</text:p>
          </table:table-cell>
          <table:table-cell table:style-name="ce8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1" table:formula="of:=[.V143]-[.V142]" office:value-type="percentage" office:value="0.0434210562704255">
            <text:p>4.34%</text:p>
          </table:table-cell>
          <table:table-cell table:style-name="ce11" table:formula="of:=([.T143]-[.$I$4])/[.$J$4]" office:value-type="percentage" office:value="0.317315012133745">
            <text:p>31.73%</text:p>
          </table:table-cell>
          <table:table-cell table:style-name="ce8" table:formula="of:=[.T143]-[.T142]" office:value-type="float" office:value="9467610">
            <text:p>9,467,610</text:p>
          </table:table-cell>
          <table:table-cell table:number-columns-repeated="4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 office:value-type="float" office:value="2731150000">
            <text:p>2,731,150,000</text:p>
          </table:table-cell>
          <table:table-cell table:style-name="ce11" table:formula="of:=[.V144]-[.V143]" office:value-type="percentage" office:value="0.0178270178326131">
            <text:p>1.78%</text:p>
          </table:table-cell>
          <table:table-cell table:style-name="ce11" table:formula="of:=([.T144]-[.$I$4])/[.$J$4]" office:value-type="percentage" office:value="0.335142029966358">
            <text:p>33.51%</text:p>
          </table:table-cell>
          <table:table-cell table:style-name="ce8" table:formula="of:=[.T144]-[.T143]" office:value-type="float" office:value="3887037">
            <text:p>3,887,037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1" table:formula="of:=[.V145]-[.V144]" office:value-type="percentage" office:value="0.00969538383559099">
            <text:p>0.97%</text:p>
          </table:table-cell>
          <table:table-cell table:style-name="ce11" table:formula="of:=([.T145]-[.$I$4])/[.$J$4]" office:value-type="percentage" office:value="0.344837413801949">
            <text:p>34.48%</text:p>
          </table:table-cell>
          <table:table-cell table:style-name="ce8" table:formula="of:=[.T145]-[.T144]" office:value-type="float" office:value="2114000">
            <text:p>2,114,00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1" table:formula="of:=[.V146]-[.V145]" office:value-type="percentage" office:value="0.0172694782267752">
            <text:p>1.73%</text:p>
          </table:table-cell>
          <table:table-cell table:style-name="ce11" table:formula="of:=([.T146]-[.$I$4])/[.$J$4]" office:value-type="percentage" office:value="0.362106892028725">
            <text:p>36.21%</text:p>
          </table:table-cell>
          <table:table-cell table:style-name="ce8" table:formula="of:=[.T146]-[.T145]" office:value-type="float" office:value="3765470">
            <text:p>3,765,47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1" table:formula="of:=[.V147]-[.V146]" office:value-type="percentage" office:value="0.00935028045457076">
            <text:p>0.94%</text:p>
          </table:table-cell>
          <table:table-cell table:style-name="ce11" table:formula="of:=([.T147]-[.$I$4])/[.$J$4]" office:value-type="percentage" office:value="0.371457172483295">
            <text:p>37.15%</text:p>
          </table:table-cell>
          <table:table-cell table:style-name="ce8" table:formula="of:=[.T147]-[.T146]" office:value-type="float" office:value="2038753">
            <text:p>2,038,753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1" table:formula="of:=[.V148]-[.V147]" office:value-type="percentage" office:value="0.0086337347193195">
            <text:p>0.86%</text:p>
          </table:table-cell>
          <table:table-cell table:style-name="ce11" table:formula="of:=([.T148]-[.$I$4])/[.$J$4]" office:value-type="percentage" office:value="0.380090907202615">
            <text:p>38.01%</text:p>
          </table:table-cell>
          <table:table-cell table:style-name="ce8" table:formula="of:=[.T148]-[.T147]" office:value-type="float" office:value="1882516">
            <text:p>1,882,516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1" table:formula="of:=[.V149]-[.V148]" office:value-type="percentage" office:value="0.0124806694845072">
            <text:p>1.25%</text:p>
          </table:table-cell>
          <table:table-cell table:style-name="ce11" table:formula="of:=([.T149]-[.$I$4])/[.$J$4]" office:value-type="percentage" office:value="0.392571576687122">
            <text:p>39.26%</text:p>
          </table:table-cell>
          <table:table-cell table:style-name="ce8" table:formula="of:=[.T149]-[.T148]" office:value-type="float" office:value="2721309">
            <text:p>2,721,309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1" table:formula="of:=[.V150]-[.V149]" office:value-type="percentage" office:value="0.00908014431299076">
            <text:p>0.91%</text:p>
          </table:table-cell>
          <table:table-cell table:style-name="ce11" table:formula="of:=([.T150]-[.$I$4])/[.$J$4]" office:value-type="percentage" office:value="0.401651721000113">
            <text:p>40.17%</text:p>
          </table:table-cell>
          <table:table-cell table:style-name="ce8" table:formula="of:=[.T150]-[.T149]" office:value-type="float" office:value="1979852">
            <text:p>1,979,852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1" table:formula="of:=[.V151]-[.V150]" office:value-type="percentage" office:value="0.0091725485672573">
            <text:p>0.92%</text:p>
          </table:table-cell>
          <table:table-cell table:style-name="ce11" table:formula="of:=([.T151]-[.$I$4])/[.$J$4]" office:value-type="percentage" office:value="0.41082426956737">
            <text:p>41.08%</text:p>
          </table:table-cell>
          <table:table-cell table:style-name="ce8" table:formula="of:=[.T151]-[.T150]" office:value-type="float" office:value="2000000">
            <text:p>2,000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1" table:formula="of:=[.V152]-[.V151]" office:value-type="percentage" office:value="0.0104296463483999">
            <text:p>1.04%</text:p>
          </table:table-cell>
          <table:table-cell table:style-name="ce11" table:formula="of:=([.T152]-[.$I$4])/[.$J$4]" office:value-type="percentage" office:value="0.42125391591577">
            <text:p>42.13%</text:p>
          </table:table-cell>
          <table:table-cell table:style-name="ce8" table:formula="of:=[.T152]-[.T151]" office:value-type="float" office:value="2274100">
            <text:p>2,274,1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1" table:formula="of:=[.V153]-[.V152]" office:value-type="percentage" office:value="0.0119829348953279">
            <text:p>1.20%</text:p>
          </table:table-cell>
          <table:table-cell table:style-name="ce11" table:formula="of:=([.T153]-[.$I$4])/[.$J$4]" office:value-type="percentage" office:value="0.433236850811098">
            <text:p>43.32%</text:p>
          </table:table-cell>
          <table:table-cell table:style-name="ce8" table:formula="of:=[.T153]-[.T152]" office:value-type="float" office:value="2612782">
            <text:p>2,612,78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1" table:formula="of:=[.V154]-[.V153]" office:value-type="percentage" office:value="0.014800897748515">
            <text:p>1.48%</text:p>
          </table:table-cell>
          <table:table-cell table:style-name="ce11" table:formula="of:=([.T154]-[.$I$4])/[.$J$4]" office:value-type="percentage" office:value="0.448037748559613">
            <text:p>44.80%</text:p>
          </table:table-cell>
          <table:table-cell table:style-name="ce8" table:formula="of:=[.T154]-[.T153]" office:value-type="float" office:value="3227216">
            <text:p>3,227,21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1" table:formula="of:=[.V155]-[.V154]" office:value-type="percentage" office:value="0.0115770175173067">
            <text:p>1.16%</text:p>
          </table:table-cell>
          <table:table-cell table:style-name="ce11" table:formula="of:=([.T155]-[.$I$4])/[.$J$4]" office:value-type="percentage" office:value="0.45961476607692">
            <text:p>45.96%</text:p>
          </table:table-cell>
          <table:table-cell table:style-name="ce8" table:formula="of:=[.T155]-[.T154]" office:value-type="float" office:value="2524275">
            <text:p>2,524,27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1" table:formula="of:=[.V156]-[.V155]" office:value-type="percentage" office:value="0.00923467423870333">
            <text:p>0.92%</text:p>
          </table:table-cell>
          <table:table-cell table:style-name="ce11" table:formula="of:=([.T156]-[.$I$4])/[.$J$4]" office:value-type="percentage" office:value="0.468849440315623">
            <text:p>46.88%</text:p>
          </table:table-cell>
          <table:table-cell table:style-name="ce8" table:formula="of:=[.T156]-[.T155]" office:value-type="float" office:value="2013546">
            <text:p>2,013,54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1" table:formula="of:=[.V157]-[.V156]" office:value-type="percentage" office:value="-0.0795623881645615">
            <text:p>-7.96%</text:p>
          </table:table-cell>
          <table:table-cell table:style-name="ce11" table:formula="of:=([.T157]-[.$I$4])/[.$J$4]" office:value-type="percentage" office:value="0.389287052151061">
            <text:p>38.93%</text:p>
          </table:table-cell>
          <table:table-cell table:style-name="ce8" table:formula="of:=[.T157]-[.T156]" office:value-type="float" office:value="-17347935">
            <text:p>-17,347,93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1" table:formula="of:=[.V158]-[.V157]" office:value-type="percentage" office:value="0.0129044412283145">
            <text:p>1.29%</text:p>
          </table:table-cell>
          <table:table-cell table:style-name="ce11" table:formula="of:=([.T158]-[.$I$4])/[.$J$4]" office:value-type="percentage" office:value="0.402191493379376">
            <text:p>40.22%</text:p>
          </table:table-cell>
          <table:table-cell table:style-name="ce8" table:formula="of:=[.T158]-[.T157]" office:value-type="float" office:value="2813709">
            <text:p>2,813,70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1" table:formula="of:=[.V159]-[.V158]" office:value-type="percentage" office:value="-0.0985426017344216">
            <text:p>-9.85%</text:p>
          </table:table-cell>
          <table:table-cell table:style-name="ce11" table:formula="of:=([.T159]-[.$I$4])/[.$J$4]" office:value-type="percentage" office:value="0.303648891644954">
            <text:p>30.36%</text:p>
          </table:table-cell>
          <table:table-cell table:style-name="ce8" table:formula="of:=[.T159]-[.T158]" office:value-type="float" office:value="-21486417">
            <text:p>-21,486,41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1" table:formula="of:=[.V160]-[.V159]" office:value-type="percentage" office:value="0.00808002465250845">
            <text:p>0.81%</text:p>
          </table:table-cell>
          <table:table-cell table:style-name="ce11" table:formula="of:=([.T160]-[.$I$4])/[.$J$4]" office:value-type="percentage" office:value="0.311728916297463">
            <text:p>31.17%</text:p>
          </table:table-cell>
          <table:table-cell table:style-name="ce8" table:formula="of:=[.T160]-[.T159]" office:value-type="float" office:value="1761784">
            <text:p>1,761,784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1" table:formula="of:=[.V161]-[.V160]" office:value-type="percentage" office:value="0.010941121415333">
            <text:p>1.09%</text:p>
          </table:table-cell>
          <table:table-cell table:style-name="ce11" table:formula="of:=([.T161]-[.$I$4])/[.$J$4]" office:value-type="percentage" office:value="0.322670037712796">
            <text:p>32.27%</text:p>
          </table:table-cell>
          <table:table-cell table:style-name="ce8" table:formula="of:=[.T161]-[.T160]" office:value-type="float" office:value="2385623">
            <text:p>2,385,62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1" table:formula="of:=[.V162]-[.V161]" office:value-type="percentage" office:value="0.0137281636072999">
            <text:p>1.37%</text:p>
          </table:table-cell>
          <table:table-cell table:style-name="ce11" table:formula="of:=([.T162]-[.$I$4])/[.$J$4]" office:value-type="percentage" office:value="0.336398201320096">
            <text:p>33.64%</text:p>
          </table:table-cell>
          <table:table-cell table:style-name="ce8" table:formula="of:=[.T162]-[.T161]" office:value-type="float" office:value="2993315">
            <text:p>2,993,3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1" table:formula="of:=[.V163]-[.V162]" office:value-type="percentage" office:value="0.0107240255358432">
            <text:p>1.07%</text:p>
          </table:table-cell>
          <table:table-cell table:style-name="ce11" table:formula="of:=([.T163]-[.$I$4])/[.$J$4]" office:value-type="percentage" office:value="0.347122226855939">
            <text:p>34.71%</text:p>
          </table:table-cell>
          <table:table-cell table:style-name="ce8" table:formula="of:=[.T163]-[.T162]" office:value-type="float" office:value="2338287">
            <text:p>2,338,28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1" table:formula="of:=[.V164]-[.V163]" office:value-type="percentage" office:value="0.00797009624420414">
            <text:p>0.80%</text:p>
          </table:table-cell>
          <table:table-cell table:style-name="ce11" table:formula="of:=([.T164]-[.$I$4])/[.$J$4]" office:value-type="percentage" office:value="0.355092323100143">
            <text:p>35.51%</text:p>
          </table:table-cell>
          <table:table-cell table:style-name="ce8" table:formula="of:=[.T164]-[.T163]" office:value-type="float" office:value="1737815">
            <text:p>1,737,8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1" table:formula="of:=[.V165]-[.V164]" office:value-type="percentage" office:value="0.00815310234694377">
            <text:p>0.82%</text:p>
          </table:table-cell>
          <table:table-cell table:style-name="ce11" table:formula="of:=([.T165]-[.$I$4])/[.$J$4]" office:value-type="percentage" office:value="0.363245425447087">
            <text:p>36.32%</text:p>
          </table:table-cell>
          <table:table-cell table:style-name="ce8" table:formula="of:=[.T165]-[.T164]" office:value-type="float" office:value="1777718">
            <text:p>1,777,71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1" table:formula="of:=[.V166]-[.V165]" office:value-type="percentage" office:value="0.00752404896620124">
            <text:p>0.75%</text:p>
          </table:table-cell>
          <table:table-cell table:style-name="ce11" table:formula="of:=([.T166]-[.$I$4])/[.$J$4]" office:value-type="percentage" office:value="0.370769474413288">
            <text:p>37.08%</text:p>
          </table:table-cell>
          <table:table-cell table:style-name="ce8" table:formula="of:=[.T166]-[.T165]" office:value-type="float" office:value="1640558">
            <text:p>1,640,55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1" table:formula="of:=[.V167]-[.V166]" office:value-type="percentage" office:value="0.00662526762228999">
            <text:p>0.66%</text:p>
          </table:table-cell>
          <table:table-cell table:style-name="ce11" table:formula="of:=([.T167]-[.$I$4])/[.$J$4]" office:value-type="percentage" office:value="0.377394742035578">
            <text:p>37.74%</text:p>
          </table:table-cell>
          <table:table-cell table:style-name="ce8" table:formula="of:=[.T167]-[.T166]" office:value-type="float" office:value="1444586">
            <text:p>1,444,58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1" table:formula="of:=[.V168]-[.V167]" office:value-type="percentage" office:value="0.386647197259679">
            <text:p>38.66%</text:p>
          </table:table-cell>
          <table:table-cell table:style-name="ce11" table:formula="of:=([.T168]-[.$I$4])/[.$J$4]" office:value-type="percentage" office:value="0.764041939295257">
            <text:p>76.40%</text:p>
          </table:table-cell>
          <table:table-cell table:style-name="ce8" table:formula="of:=[.T168]-[.T167]" office:value-type="float" office:value="84305293">
            <text:p>84,305,29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1" table:formula="of:=[.V169]-[.V168]" office:value-type="percentage" office:value="0.0122492277390582">
            <text:p>1.22%</text:p>
          </table:table-cell>
          <table:table-cell table:style-name="ce11" table:formula="of:=([.T169]-[.$I$4])/[.$J$4]" office:value-type="percentage" office:value="0.776291167034315">
            <text:p>77.63%</text:p>
          </table:table-cell>
          <table:table-cell table:style-name="ce8" table:formula="of:=[.T169]-[.T168]" office:value-type="float" office:value="2670845">
            <text:p>2,670,84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1" table:formula="of:=[.V170]-[.V169]" office:value-type="percentage" office:value="-0.0899551837990925">
            <text:p>-9.00%</text:p>
          </table:table-cell>
          <table:table-cell table:style-name="ce11" table:formula="of:=([.T170]-[.$I$4])/[.$J$4]" office:value-type="percentage" office:value="0.686335983235223">
            <text:p>68.63%</text:p>
          </table:table-cell>
          <table:table-cell table:style-name="ce8" table:formula="of:=[.T170]-[.T169]" office:value-type="float" office:value="-19614000">
            <text:p>-19,61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1" table:formula="of:=[.V171]-[.V170]" office:value-type="percentage" office:value="0.0228579910296052">
            <text:p>2.29%</text:p>
          </table:table-cell>
          <table:table-cell table:style-name="ce11" table:formula="of:=([.T171]-[.$I$4])/[.$J$4]" office:value-type="percentage" office:value="0.709193974264828">
            <text:p>70.92%</text:p>
          </table:table-cell>
          <table:table-cell table:style-name="ce8" table:formula="of:=[.T171]-[.T170]" office:value-type="float" office:value="4984000">
            <text:p>4,98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1" table:formula="of:=[.V172]-[.V171]" office:value-type="percentage" office:value="0.00818878814714474">
            <text:p>0.82%</text:p>
          </table:table-cell>
          <table:table-cell table:style-name="ce11" table:formula="of:=([.T172]-[.$I$4])/[.$J$4]" office:value-type="percentage" office:value="0.717382762411973">
            <text:p>71.74%</text:p>
          </table:table-cell>
          <table:table-cell table:style-name="ce8" table:formula="of:=[.T172]-[.T171]" office:value-type="float" office:value="1785499">
            <text:p>1,785,49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1" table:formula="of:=[.V173]-[.V172]" office:value-type="percentage" office:value="0.0103558119187078">
            <text:p>1.04%</text:p>
          </table:table-cell>
          <table:table-cell table:style-name="ce11" table:formula="of:=([.T173]-[.$I$4])/[.$J$4]" office:value-type="percentage" office:value="0.727738574330681">
            <text:p>72.77%</text:p>
          </table:table-cell>
          <table:table-cell table:style-name="ce8" table:formula="of:=[.T173]-[.T172]" office:value-type="float" office:value="2258001">
            <text:p>2,258,001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1" table:formula="of:=[.V174]-[.V173]" office:value-type="percentage" office:value="0.0184115981116272">
            <text:p>1.84%</text:p>
          </table:table-cell>
          <table:table-cell table:style-name="ce11" table:formula="of:=([.T174]-[.$I$4])/[.$J$4]" office:value-type="percentage" office:value="0.746150172442308">
            <text:p>74.62%</text:p>
          </table:table-cell>
          <table:table-cell table:style-name="ce8" table:formula="of:=[.T174]-[.T173]" office:value-type="float" office:value="4014500">
            <text:p>4,014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1" table:formula="of:=[.V175]-[.V174]" office:value-type="percentage" office:value="0.0385980843710187">
            <text:p>3.86%</text:p>
          </table:table-cell>
          <table:table-cell table:style-name="ce11" table:formula="of:=([.T175]-[.$I$4])/[.$J$4]" office:value-type="percentage" office:value="0.784748256813327">
            <text:p>78.47%</text:p>
          </table:table-cell>
          <table:table-cell table:style-name="ce8" table:formula="of:=[.T175]-[.T174]" office:value-type="float" office:value="8416000">
            <text:p>8,416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1" table:formula="of:=[.V176]-[.V175]" office:value-type="percentage" office:value="0.00533383699186019">
            <text:p>0.53%</text:p>
          </table:table-cell>
          <table:table-cell table:style-name="ce11" table:formula="of:=([.T176]-[.$I$4])/[.$J$4]" office:value-type="percentage" office:value="0.790082093805187">
            <text:p>79.01%</text:p>
          </table:table-cell>
          <table:table-cell table:style-name="ce8" table:formula="of:=[.T176]-[.T175]" office:value-type="float" office:value="1163000">
            <text:p>1,163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1" table:formula="of:=[.V177]-[.V176]" office:value-type="percentage" office:value="0.00666752555353933">
            <text:p>0.67%</text:p>
          </table:table-cell>
          <table:table-cell table:style-name="ce11" table:formula="of:=([.T177]-[.$I$4])/[.$J$4]" office:value-type="percentage" office:value="0.796749619358726">
            <text:p>79.67%</text:p>
          </table:table-cell>
          <table:table-cell table:style-name="ce8" table:formula="of:=[.T177]-[.T176]" office:value-type="float" office:value="1453800">
            <text:p>1,453,8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1" table:formula="of:=[.V178]-[.V177]" office:value-type="percentage" office:value="0.0177588291065641">
            <text:p>1.78%</text:p>
          </table:table-cell>
          <table:table-cell table:style-name="ce11" table:formula="of:=([.T178]-[.$I$4])/[.$J$4]" office:value-type="percentage" office:value="0.81450844846529">
            <text:p>81.45%</text:p>
          </table:table-cell>
          <table:table-cell table:style-name="ce8" table:formula="of:=[.T178]-[.T177]" office:value-type="float" office:value="3872169">
            <text:p>3,872,1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1" table:formula="of:=[.V179]-[.V178]" office:value-type="percentage" office:value="0.0100349103070823">
            <text:p>1.00%</text:p>
          </table:table-cell>
          <table:table-cell table:style-name="ce11" table:formula="of:=([.T179]-[.$I$4])/[.$J$4]" office:value-type="percentage" office:value="0.824543358772372">
            <text:p>82.45%</text:p>
          </table:table-cell>
          <table:table-cell table:style-name="ce8" table:formula="of:=[.T179]-[.T178]" office:value-type="float" office:value="2188031">
            <text:p>2,188,03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1" table:formula="of:=[.V180]-[.V179]" office:value-type="percentage" office:value="0.0148595286789569">
            <text:p>1.49%</text:p>
          </table:table-cell>
          <table:table-cell table:style-name="ce11" table:formula="of:=([.T180]-[.$I$4])/[.$J$4]" office:value-type="percentage" office:value="0.839402887451329">
            <text:p>83.94%</text:p>
          </table:table-cell>
          <table:table-cell table:style-name="ce8" table:formula="of:=[.T180]-[.T179]" office:value-type="float" office:value="3240000">
            <text:p>3,24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1" table:formula="of:=[.V181]-[.V180]" office:value-type="percentage" office:value="0.00932477618327943">
            <text:p>0.93%</text:p>
          </table:table-cell>
          <table:table-cell table:style-name="ce11" table:formula="of:=([.T181]-[.$I$4])/[.$J$4]" office:value-type="percentage" office:value="0.848727663634609">
            <text:p>84.87%</text:p>
          </table:table-cell>
          <table:table-cell table:style-name="ce8" table:formula="of:=[.T181]-[.T180]" office:value-type="float" office:value="2033192">
            <text:p>2,033,19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1" table:formula="of:=[.V182]-[.V181]" office:value-type="percentage" office:value="0.00999582149136302">
            <text:p>1.00%</text:p>
          </table:table-cell>
          <table:table-cell table:style-name="ce11" table:formula="of:=([.T182]-[.$I$4])/[.$J$4]" office:value-type="percentage" office:value="0.858723485125972">
            <text:p>85.87%</text:p>
          </table:table-cell>
          <table:table-cell table:style-name="ce8" table:formula="of:=[.T182]-[.T181]" office:value-type="float" office:value="2179508">
            <text:p>2,179,50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1" table:formula="of:=[.V183]-[.V182]" office:value-type="percentage" office:value="0.0101829047919406">
            <text:p>1.02%</text:p>
          </table:table-cell>
          <table:table-cell table:style-name="ce11" table:formula="of:=([.T183]-[.$I$4])/[.$J$4]" office:value-type="percentage" office:value="0.868906389917913">
            <text:p>86.89%</text:p>
          </table:table-cell>
          <table:table-cell table:style-name="ce8" table:formula="of:=[.T183]-[.T182]" office:value-type="float" office:value="2220300">
            <text:p>2,220,3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1" table:formula="of:=[.V184]-[.V183]" office:value-type="percentage" office:value="0.00864266878162401">
            <text:p>0.86%</text:p>
          </table:table-cell>
          <table:table-cell table:style-name="ce11" table:formula="of:=([.T184]-[.$I$4])/[.$J$4]" office:value-type="percentage" office:value="0.877549058699536">
            <text:p>87.75%</text:p>
          </table:table-cell>
          <table:table-cell table:style-name="ce8" table:formula="of:=[.T184]-[.T183]" office:value-type="float" office:value="1884464">
            <text:p>1,884,4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1" table:formula="of:=[.V185]-[.V184]" office:value-type="percentage" office:value="0.00986277367439492">
            <text:p>0.99%</text:p>
          </table:table-cell>
          <table:table-cell table:style-name="ce11" table:formula="of:=([.T185]-[.$I$4])/[.$J$4]" office:value-type="percentage" office:value="0.887411832373931">
            <text:p>88.74%</text:p>
          </table:table-cell>
          <table:table-cell table:style-name="ce8" table:formula="of:=[.T185]-[.T184]" office:value-type="float" office:value="2150498">
            <text:p>2,150,49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1" table:formula="of:=[.V186]-[.V185]" office:value-type="percentage" office:value="0.0104496883670193">
            <text:p>1.04%</text:p>
          </table:table-cell>
          <table:table-cell table:style-name="ce11" table:formula="of:=([.T186]-[.$I$4])/[.$J$4]" office:value-type="percentage" office:value="0.897861520740951">
            <text:p>89.79%</text:p>
          </table:table-cell>
          <table:table-cell table:style-name="ce8" table:formula="of:=[.T186]-[.T185]" office:value-type="float" office:value="2278470">
            <text:p>2,278,47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1" table:formula="of:=[.V187]-[.V186]" office:value-type="percentage" office:value="0.0178837454592273">
            <text:p>1.79%</text:p>
          </table:table-cell>
          <table:table-cell table:style-name="ce11" table:formula="of:=([.T187]-[.$I$4])/[.$J$4]" office:value-type="percentage" office:value="0.915745266200178">
            <text:p>91.57%</text:p>
          </table:table-cell>
          <table:table-cell table:style-name="ce8" table:formula="of:=[.T187]-[.T186]" office:value-type="float" office:value="3899406">
            <text:p>3,899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1" table:formula="of:=[.V188]-[.V187]" office:value-type="percentage" office:value="0.00975574837771209">
            <text:p>0.98%</text:p>
          </table:table-cell>
          <table:table-cell table:style-name="ce11" table:formula="of:=([.T188]-[.$I$4])/[.$J$4]" office:value-type="percentage" office:value="0.92550101457789">
            <text:p>92.55%</text:p>
          </table:table-cell>
          <table:table-cell table:style-name="ce8" table:formula="of:=[.T188]-[.T187]" office:value-type="float" office:value="2127162">
            <text:p>2,127,16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1" table:formula="of:=[.V189]-[.V188]" office:value-type="percentage" office:value="0.0114656857090717">
            <text:p>1.15%</text:p>
          </table:table-cell>
          <table:table-cell table:style-name="ce11" table:formula="of:=([.T189]-[.$I$4])/[.$J$4]" office:value-type="percentage" office:value="0.936966700286962">
            <text:p>93.70%</text:p>
          </table:table-cell>
          <table:table-cell table:style-name="ce8" table:formula="of:=[.T189]-[.T188]" office:value-type="float" office:value="2500000">
            <text:p>2,50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1" table:formula="of:=[.V190]-[.V189]" office:value-type="percentage" office:value="0.0112701086285205">
            <text:p>1.13%</text:p>
          </table:table-cell>
          <table:table-cell table:style-name="ce11" table:formula="of:=([.T190]-[.$I$4])/[.$J$4]" office:value-type="percentage" office:value="0.948236808915482">
            <text:p>94.82%</text:p>
          </table:table-cell>
          <table:table-cell table:style-name="ce8" table:formula="of:=[.T190]-[.T189]" office:value-type="float" office:value="2457356">
            <text:p>2,457,35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1" table:formula="of:=[.V191]-[.V190]" office:value-type="percentage" office:value="0.0120308752204147">
            <text:p>1.20%</text:p>
          </table:table-cell>
          <table:table-cell table:style-name="ce11" table:formula="of:=([.T191]-[.$I$4])/[.$J$4]" office:value-type="percentage" office:value="0.960267684135897">
            <text:p>96.03%</text:p>
          </table:table-cell>
          <table:table-cell table:style-name="ce8" table:formula="of:=[.T191]-[.T190]" office:value-type="float" office:value="2623235">
            <text:p>2,623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1" table:formula="of:=[.V192]-[.V191]" office:value-type="percentage" office:value="0.0155355867848322">
            <text:p>1.55%</text:p>
          </table:table-cell>
          <table:table-cell table:style-name="ce11" table:formula="of:=([.T192]-[.$I$4])/[.$J$4]" office:value-type="percentage" office:value="0.975803270920729">
            <text:p>97.58%</text:p>
          </table:table-cell>
          <table:table-cell table:style-name="ce8" table:formula="of:=[.T192]-[.T191]" office:value-type="float" office:value="3387409">
            <text:p>3,387,409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1" table:formula="of:=[.V193]-[.V192]" office:value-type="percentage" office:value="0.0136854424623479">
            <text:p>1.37%</text:p>
          </table:table-cell>
          <table:table-cell table:style-name="ce11" table:formula="of:=([.T193]-[.$I$4])/[.$J$4]" office:value-type="percentage" office:value="0.989488713383077">
            <text:p>98.95%</text:p>
          </table:table-cell>
          <table:table-cell table:style-name="ce8" table:formula="of:=[.T193]-[.T192]" office:value-type="float" office:value="2984000">
            <text:p>2,984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1" table:formula="of:=[.V194]-[.V193]+1" office:value-type="percentage" office:value="0.0125094504553355">
            <text:p>1.25%</text:p>
          </table:table-cell>
          <table:table-cell table:style-name="ce11" table:formula="of:=([.T194]-[.$I$5])/[.$J$5]" office:value-type="percentage" office:value="0.00199816383841263">
            <text:p>0.20%</text:p>
          </table:table-cell>
          <table:table-cell table:style-name="ce8" table:formula="of:=[.T194]-[.T193]" office:value-type="float" office:value="2761796">
            <text:p>2,761,7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1" table:formula="of:=[.V195]-[.V194]" office:value-type="percentage" office:value="0.00488640666398941">
            <text:p>0.49%</text:p>
          </table:table-cell>
          <table:table-cell table:style-name="ce11" table:formula="of:=([.T195]-[.$I$5])/[.$J$5]" office:value-type="percentage" office:value="0.00688457050240204">
            <text:p>0.69%</text:p>
          </table:table-cell>
          <table:table-cell table:style-name="ce8" table:formula="of:=[.T195]-[.T194]" office:value-type="float" office:value="1149104">
            <text:p>1,149,10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36913227">
            <text:p>3,036,913,227</text:p>
          </table:table-cell>
          <table:table-cell table:style-name="ce11" table:formula="of:=[.V196]-[.V195]" office:value-type="percentage" office:value="0.676879683134704">
            <text:p>67.69%</text:p>
          </table:table-cell>
          <table:table-cell table:style-name="ce11" table:formula="of:=([.T196]-[.$I$5])/[.$J$5]" office:value-type="percentage" office:value="0.683764253637106">
            <text:p>68.38%</text:p>
          </table:table-cell>
          <table:table-cell table:style-name="ce8" table:formula="of:=[.T196]-[.T195]" office:value-type="float" office:value="159177327">
            <text:p>159,177,3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43667485">
            <text:p>3,043,667,485</text:p>
          </table:table-cell>
          <table:table-cell table:style-name="ce11" table:formula="of:=[.V197]-[.V196]" office:value-type="percentage" office:value="0.0287215528807695">
            <text:p>2.87%</text:p>
          </table:table-cell>
          <table:table-cell table:style-name="ce11" table:formula="of:=([.T197]-[.$I$5])/[.$J$5]" office:value-type="percentage" office:value="0.712485806517876">
            <text:p>71.25%</text:p>
          </table:table-cell>
          <table:table-cell table:style-name="ce8" table:formula="of:=[.T197]-[.T196]" office:value-type="float" office:value="6754258">
            <text:p>6,754,2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92/27/No pack/noB</text:p>
          </table:table-cell>
          <table:table-cell/>
          <table:table-cell office:value-type="float" office:value="3045115427">
            <text:p>3,045,115,427</text:p>
          </table:table-cell>
          <table:table-cell table:style-name="ce11" table:formula="of:=[.V198]-[.V197]" office:value-type="percentage" office:value="0.00615717414426387">
            <text:p>0.62%</text:p>
          </table:table-cell>
          <table:table-cell table:style-name="ce11" table:formula="of:=([.T198]-[.$I$5])/[.$J$5]" office:value-type="percentage" office:value="0.71864298066214">
            <text:p>71.86%</text:p>
          </table:table-cell>
          <table:table-cell table:style-name="ce8" table:formula="of:=[.T198]-[.T197]" office:value-type="float" office:value="1447942">
            <text:p>1,447,94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5pack</text:p>
          </table:table-cell>
          <table:table-cell/>
          <table:table-cell office:value-type="float" office:value="3046646066">
            <text:p>3,046,646,066</text:p>
          </table:table-cell>
          <table:table-cell table:style-name="ce11" table:formula="of:=[.V199]-[.V198]" office:value-type="percentage" office:value="0.00650883175914641">
            <text:p>0.65%</text:p>
          </table:table-cell>
          <table:table-cell table:style-name="ce11" table:formula="of:=([.T199]-[.$I$5])/[.$J$5]" office:value-type="percentage" office:value="0.725151812421286">
            <text:p>72.52%</text:p>
          </table:table-cell>
          <table:table-cell table:style-name="ce8" table:formula="of:=[.T199]-[.T198]" office:value-type="float" office:value="1530639">
            <text:p>1,530,63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float" office:value="24">
            <text:p>24</text:p>
          </table:table-cell>
          <table:table-cell/>
          <table:table-cell office:value-type="float" office:value="3048219826">
            <text:p>3,048,219,826</text:p>
          </table:table-cell>
          <table:table-cell table:style-name="ce11" table:formula="of:=[.V200]-[.V199]" office:value-type="percentage" office:value="0.00669219787897346">
            <text:p>0.67%</text:p>
          </table:table-cell>
          <table:table-cell table:style-name="ce11" table:formula="of:=([.T200]-[.$I$5])/[.$J$5]" office:value-type="percentage" office:value="0.731844010300259">
            <text:p>73.18%</text:p>
          </table:table-cell>
          <table:table-cell table:style-name="ce8" table:formula="of:=[.T200]-[.T199]" office:value-type="float" office:value="1573760">
            <text:p>1,573,76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049849913">
            <text:p>3,049,849,913</text:p>
          </table:table-cell>
          <table:table-cell table:style-name="ce11" table:formula="of:=[.V201]-[.V200]" office:value-type="percentage" office:value="0.00693172069689296">
            <text:p>0.69%</text:p>
          </table:table-cell>
          <table:table-cell table:style-name="ce11" table:formula="of:=([.T201]-[.$I$5])/[.$J$5]" office:value-type="percentage" office:value="0.738775730997152">
            <text:p>73.88%</text:p>
          </table:table-cell>
          <table:table-cell table:style-name="ce8" table:formula="of:=[.T201]-[.T200]" office:value-type="float" office:value="1630087">
            <text:p>1,630,08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essel</text:p>
          </table:table-cell>
          <table:table-cell table:number-columns-repeated="2"/>
          <table:table-cell office:value-type="float" office:value="3050883693">
            <text:p>3,050,883,693</text:p>
          </table:table-cell>
          <table:table-cell table:style-name="ce11" table:formula="of:=[.V202]-[.V201]" office:value-type="percentage" office:value="0.00439600722049438">
            <text:p>0.44%</text:p>
          </table:table-cell>
          <table:table-cell table:style-name="ce11" table:formula="of:=([.T202]-[.$I$5])/[.$J$5]" office:value-type="percentage" office:value="0.743171738217647">
            <text:p>74.32%</text:p>
          </table:table-cell>
          <table:table-cell table:style-name="ce8" table:formula="of:=[.T202]-[.T201]" office:value-type="float" office:value="1033780">
            <text:p>1,033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20pack</text:p>
          </table:table-cell>
          <table:table-cell/>
          <table:table-cell office:value-type="float" office:value="3052338287">
            <text:p>3,052,338,287</text:p>
          </table:table-cell>
          <table:table-cell table:style-name="ce11" table:formula="of:=[.V203]-[.V202]" office:value-type="percentage" office:value="0.00618546085906846">
            <text:p>0.62%</text:p>
          </table:table-cell>
          <table:table-cell table:style-name="ce11" table:formula="of:=([.T203]-[.$I$5])/[.$J$5]" office:value-type="percentage" office:value="0.749357199076715">
            <text:p>74.94%</text:p>
          </table:table-cell>
          <table:table-cell table:style-name="ce8" table:formula="of:=[.T203]-[.T202]" office:value-type="float" office:value="1454594">
            <text:p>1,454,5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053963540">
            <text:p>3,053,963,540</text:p>
          </table:table-cell>
          <table:table-cell table:style-name="ce11" table:formula="of:=[.V204]-[.V203]" office:value-type="percentage" office:value="0.0069111647769643">
            <text:p>0.69%</text:p>
          </table:table-cell>
          <table:table-cell table:style-name="ce11" table:formula="of:=([.T204]-[.$I$5])/[.$J$5]" office:value-type="percentage" office:value="0.756268363853679">
            <text:p>75.63%</text:p>
          </table:table-cell>
          <table:table-cell table:style-name="ce8" table:formula="of:=[.T204]-[.T203]" office:value-type="float" office:value="1625253">
            <text:p>1,62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055153983">
            <text:p>3,055,153,983</text:p>
          </table:table-cell>
          <table:table-cell table:style-name="ce11" table:formula="of:=[.V205]-[.V204]" office:value-type="percentage" office:value="0.00506219507398764">
            <text:p>0.51%</text:p>
          </table:table-cell>
          <table:table-cell table:style-name="ce11" table:formula="of:=([.T205]-[.$I$5])/[.$J$5]" office:value-type="percentage" office:value="0.761330558927667">
            <text:p>76.13%</text:p>
          </table:table-cell>
          <table:table-cell table:style-name="ce8" table:formula="of:=[.T205]-[.T204]" office:value-type="float" office:value="1190443">
            <text:p>1,190,44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3056575763">
            <text:p>3,056,575,763</text:p>
          </table:table-cell>
          <table:table-cell table:style-name="ce11" table:formula="of:=[.V206]-[.V205]" office:value-type="percentage" office:value="0.00604592383868374">
            <text:p>0.60%</text:p>
          </table:table-cell>
          <table:table-cell table:style-name="ce11" table:formula="of:=([.T206]-[.$I$5])/[.$J$5]" office:value-type="percentage" office:value="0.767376482766351">
            <text:p>76.74%</text:p>
          </table:table-cell>
          <table:table-cell table:style-name="ce8" table:formula="of:=[.T206]-[.T205]" office:value-type="float" office:value="1421780">
            <text:p>1,421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79159123">
            <text:p>3,079,159,123</text:p>
          </table:table-cell>
          <table:table-cell table:style-name="ce11" table:formula="of:=[.V207]-[.V206]" office:value-type="percentage" office:value="0.0960326313364778">
            <text:p>9.60%</text:p>
          </table:table-cell>
          <table:table-cell table:style-name="ce11" table:formula="of:=([.T207]-[.$I$5])/[.$J$5]" office:value-type="percentage" office:value="0.863409114102829">
            <text:p>86.34%</text:p>
          </table:table-cell>
          <table:table-cell table:style-name="ce8" table:formula="of:=[.T207]-[.T206]" office:value-type="float" office:value="22583360">
            <text:p>22,583,36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080830000">
            <text:p>3,080,830,000</text:p>
          </table:table-cell>
          <table:table-cell table:style-name="ce11" table:formula="of:=[.V208]-[.V207]" office:value-type="percentage" office:value="0.00710517455992366">
            <text:p>0.71%</text:p>
          </table:table-cell>
          <table:table-cell table:style-name="ce11" table:formula="of:=([.T208]-[.$I$5])/[.$J$5]" office:value-type="percentage" office:value="0.870514288662752">
            <text:p>87.05%</text:p>
          </table:table-cell>
          <table:table-cell table:style-name="ce8" table:formula="of:=[.T208]-[.T207]" office:value-type="float" office:value="1670877">
            <text:p>1,670,877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08007400">
            <text:p>3,108,007,400</text:p>
          </table:table-cell>
          <table:table-cell table:style-name="ce11" table:formula="of:=[.V209]-[.V208]" office:value-type="percentage" office:value="0.11556815437933">
            <text:p>11.56%</text:p>
          </table:table-cell>
          <table:table-cell table:style-name="ce11" table:formula="of:=([.T209]-[.$I$5])/[.$J$5]" office:value-type="percentage" office:value="0.986082443042082">
            <text:p>98.61%</text:p>
          </table:table-cell>
          <table:table-cell table:style-name="ce8" table:formula="of:=[.T209]-[.T208]" office:value-type="float" office:value="27177400">
            <text:p>27,177,4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113627601">
            <text:p>3,113,627,601</text:p>
          </table:table-cell>
          <table:table-cell table:style-name="ce11" table:formula="of:=[.V210]-[.V209]" office:value-type="percentage" office:value="-0.976824620942995">
            <text:p>-97.68%</text:p>
          </table:table-cell>
          <table:table-cell table:style-name="ce11" table:formula="of:=([.T210]-[.$I$6])/[.$J$6]" office:value-type="percentage" office:value="0.00925782209908755">
            <text:p>0.93%</text:p>
          </table:table-cell>
          <table:table-cell table:style-name="ce8" table:formula="of:=[.T210]-[.T209]" office:value-type="float" office:value="5620201">
            <text:p>5,620,201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2453483">
            <text:p>3,112,453,483</text:p>
          </table:table-cell>
          <table:table-cell table:style-name="ce11" table:formula="of:=[.V211]-[.V210]" office:value-type="percentage" office:value="-0.00463075488287888">
            <text:p>-0.46%</text:p>
          </table:table-cell>
          <table:table-cell table:style-name="ce11" table:formula="of:=([.T211]-[.$I$6])/[.$J$6]" office:value-type="percentage" office:value="0.00462706721620867">
            <text:p>0.46%</text:p>
          </table:table-cell>
          <table:table-cell table:style-name="ce8" table:formula="of:=[.T211]-[.T210]" office:value-type="float" office:value="-1174118">
            <text:p>-1,174,11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3999505">
            <text:p>3,113,999,505</text:p>
          </table:table-cell>
          <table:table-cell table:style-name="ce11" table:formula="of:=[.V212]-[.V211]" office:value-type="percentage" office:value="0.00609755486717533">
            <text:p>0.61%</text:p>
          </table:table-cell>
          <table:table-cell table:style-name="ce11" table:formula="of:=([.T212]-[.$I$6])/[.$J$6]" office:value-type="percentage" office:value="0.010724622083384">
            <text:p>1.07%</text:p>
          </table:table-cell>
          <table:table-cell table:style-name="ce8" table:formula="of:=[.T212]-[.T211]" office:value-type="float" office:value="1546022">
            <text:p>1,546,02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5574758">
            <text:p>3,115,574,758</text:p>
          </table:table-cell>
          <table:table-cell table:style-name="ce11" table:formula="of:=[.V213]-[.V212]" office:value-type="percentage" office:value="0.00621284276496877">
            <text:p>0.62%</text:p>
          </table:table-cell>
          <table:table-cell table:style-name="ce11" table:formula="of:=([.T213]-[.$I$6])/[.$J$6]" office:value-type="percentage" office:value="0.0169374648483528">
            <text:p>1.69%</text:p>
          </table:table-cell>
          <table:table-cell table:style-name="ce8" table:formula="of:=[.T213]-[.T212]" office:value-type="float" office:value="1575253">
            <text:p>1,57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119184664">
            <text:p>3,119,184,664</text:p>
          </table:table-cell>
          <table:table-cell table:style-name="ce11" table:formula="of:=[.V214]-[.V213]" office:value-type="percentage" office:value="0.014237572233995">
            <text:p>1.42%</text:p>
          </table:table-cell>
          <table:table-cell table:style-name="ce11" table:formula="of:=([.T214]-[.$I$6])/[.$J$6]" office:value-type="percentage" office:value="0.0311750370823478">
            <text:p>3.12%</text:p>
          </table:table-cell>
          <table:table-cell table:style-name="ce8" table:formula="of:=[.T214]-[.T213]" office:value-type="float" office:value="3609906">
            <text:p>3,609,90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120989767">
            <text:p>3,120,989,767</text:p>
          </table:table-cell>
          <table:table-cell table:style-name="ce11" table:formula="of:=[.V215]-[.V214]" office:value-type="percentage" office:value="0.00711937772127615">
            <text:p>0.71%</text:p>
          </table:table-cell>
          <table:table-cell table:style-name="ce11" table:formula="of:=([.T215]-[.$I$6])/[.$J$6]" office:value-type="percentage" office:value="0.0382944148036239">
            <text:p>3.83%</text:p>
          </table:table-cell>
          <table:table-cell table:style-name="ce8" table:formula="of:=[.T215]-[.T214]" office:value-type="float" office:value="1805103">
            <text:p>1,805,10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122621033">
            <text:p>3,122,621,033</text:p>
          </table:table-cell>
          <table:table-cell table:style-name="ce11" table:formula="of:=[.V216]-[.V215]" office:value-type="percentage" office:value="0.00643375963469966">
            <text:p>0.64%</text:p>
          </table:table-cell>
          <table:table-cell table:style-name="ce11" table:formula="of:=([.T216]-[.$I$6])/[.$J$6]" office:value-type="percentage" office:value="0.0447281744383236">
            <text:p>4.47%</text:p>
          </table:table-cell>
          <table:table-cell table:style-name="ce8" table:formula="of:=[.T216]-[.T215]" office:value-type="float" office:value="1631266">
            <text:p>1,631,266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17]-[.V216]" office:value-type="percentage" office:value="-12.3157064246907">
            <text:p>-1231.57%</text:p>
          </table:table-cell>
          <table:table-cell table:style-name="ce11" table:formula="of:=([.T217]-[.$I$6])/[.$J$6]" office:value-type="percentage" office:value="-12.2709782502524">
            <text:p>-1227.10%</text:p>
          </table:table-cell>
          <table:table-cell table:style-name="ce8" table:formula="of:=[.T217]-[.T216]" office:value-type="float" office:value="-3122621033">
            <text:p>-3,122,621,033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1" table:formula="of:=[.V218]-[.V217]" office:value-type="percentage" office:value="0">
            <text:p>0.00%</text:p>
          </table:table-cell>
          <table:table-cell table:style-name="ce11" table:formula="of:=([.T218]-[.$I$6])/[.$J$6]" office:value-type="percentage" office:value="-12.2709782502524">
            <text:p>-1227.10%</text:p>
          </table:table-cell>
          <table:table-cell table:style-name="ce8" table:formula="of:=[.T218]-[.T217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19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0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1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2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3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4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5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6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7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29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0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1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2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3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4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5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6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7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39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0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1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2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3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4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5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6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7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/>
          <table:table-cell table:style-name="ce11" table:formula="of:=([.T24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 table:number-rows-repeated="756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2/10/2016</text:date>, <text:time>03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12T03:42:07.58</dc:date>
    <meta:editing-duration>P12DT1H1M33S</meta:editing-duration>
    <meta:editing-cycles>655</meta:editing-cycles>
    <meta:generator>OpenOffice/4.1.2$Win32 OpenOffice.org_project/412m3$Build-9782</meta:generator>
    <meta:document-statistic meta:table-count="3" meta:cell-count="3141" meta:object-count="48"/>
  </office:meta>
</office:document-meta>
</file>